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A809858A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03cm" fo:min-width="15.913cm"/>
    </style:style>
    <style:style style:name="gr2" style:family="graphic">
      <style:graphic-properties style:protect="size"/>
    </style:style>
    <style:style style:name="pr1" style:family="presentation" style:parent-style-name="Glossy-subtitle" style:list-style-name="L3">
      <style:graphic-properties draw:fill-color="#ffffff" draw:auto-grow-height="true" fo:min-height="13.864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fill-color="#ffffff" draw:auto-grow-height="true" fo:min-height="3.508cm"/>
    </style:style>
    <style:style style:name="pr4" style:family="presentation" style:parent-style-name="Glossy-outline1">
      <style:graphic-properties draw:fill-color="#ffffff" fo:min-height="13.613cm"/>
    </style:style>
    <style:style style:name="pr5" style:family="presentation" style:parent-style-name="Glossy-outline1">
      <style:graphic-properties draw:fill-color="#ffffff" fo:min-height="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DejaVu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'Lucida Sans'" style:font-family-generic="swiss" style:font-pitch="variable" fo:font-size="32pt" style:font-size-asian="32pt" style:font-size-complex="32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font-family="'Lucida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P7" style:family="paragraph">
      <style:paragraph-properties fo:margin-left="0cm" fo:margin-right="0cm" fo:text-indent="0cm"/>
      <style:text-properties fo:font-size="28pt" fo:font-weight="normal" style:font-size-asian="28pt" style:font-weight-asian="normal" style:font-size-complex="28pt" style:font-weight-complex="normal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indent="0cm"/>
      <style:text-properties fo:font-family="'Lucida Sans'" style:font-family-generic="swiss" style:font-pitch="variable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'Lucida Sans'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font-family="'Lucida Sans'" style:font-family-generic="swiss" style:font-pitch="variable" fo:font-size="32pt" style:font-size-asian="32pt" style:font-size-complex="32pt"/>
    </style:style>
    <style:style style:name="T3" style:family="text">
      <style:text-properties fo:font-family="'Lucida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font-family="'Lucida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family="'Lucida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>
        <office:forms form:automatic-focus="false" form:apply-design-mode="false"/>
        <draw:frame presentation:style-name="pr1" draw:text-style-name="P2" draw:layer="layout" svg:width="25.191cm" svg:height="13.864cm" svg:x="1.399cm" svg:y="4.915cm">
          <draw:text-box>
            <text:p text:style-name="P1"><text:span text:style-name="T1">The state of Linux tracing</text:span></text:p>
          </draw:text-box>
        </draw:frame>
        <draw:frame draw:style-name="gr1" draw:text-style-name="P4" draw:layer="layout" svg:width="10.996cm" svg:height="3.953cm" svg:x="8.997cm" svg:y="15.052cm">
          <draw:text-box>
            <text:p text:style-name="P3"><text:span text:style-name="T2">Christoph Hellwig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3" draw:text-style-name="P6" draw:layer="layout" svg:width="25.191cm" svg:height="3.508cm" svg:x="1.3cm" svg:y="0cm" presentation:class="title" presentation:user-transformed="true">
          <draw:text-box>
            <text:p text:style-name="P1"><text:span text:style-name="T3">Kernel Tracing in Linux</text:span></text:p>
          </draw:text-box>
        </draw:frame>
        <draw:frame presentation:style-name="pr4" draw:text-style-name="P7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1"><text:span text:style-name="T4">A bit of a troublesome history</text:span></text:p>
              </text:list-item>
              <text:list-item>
                <text:p text:style-name="P1"><text:span text:style-name="T4">Kernel development is to a large extent driven by the needs of people working on it</text:span></text:p>
              </text:list-item>
              <text:list-item>
                <text:p><text:span text:style-name="T4">Otherwise good arguments and really good code are needed</text:span></text:p>
                <text:list>
                  <text:list-item>
                    <text:p><text:span text:style-name="T4">Tracing historically failled on both account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3" draw:text-style-name="P6" draw:layer="layout" svg:width="25.191cm" svg:height="3.508cm" svg:x="1.3cm" svg:y="0cm" presentation:class="title" presentation:user-transformed="true">
          <draw:text-box>
            <text:p text:style-name="P1"><text:span text:style-name="T3">Kernel Tracing in Linux</text:span></text:p>
          </draw:text-box>
        </draw:frame>
        <draw:frame presentation:style-name="pr4" draw:text-style-name="P7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1"><text:span text:style-name="T4">A lot of tracing work has traditionall been done outside of the mainline Linux ecosystem</text:span></text:p>
                <text:list>
                  <text:list-item>
                    <text:p><text:span text:style-name="T4">.. and still is</text:span></text:p>
                  </text:list-item>
                </text:list>
              </text:list-item>
              <text:list-item>
                <text:p text:style-name="P1"><text:span text:style-name="T4">That fade is shared with a lot of RAS infrastructu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3" draw:text-style-name="P6" draw:layer="layout" svg:width="25.191cm" svg:height="3.508cm" svg:x="1.3cm" svg:y="0cm" presentation:class="title" presentation:user-transformed="true">
          <draw:text-box>
            <text:p text:style-name="P1"><text:span text:style-name="T3">Kernel Tracing in Linux – early history</text:span></text:p>
          </draw:text-box>
        </draw:frame>
        <draw:frame presentation:style-name="pr4" draw:text-style-name="P7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1"><text:span text:style-name="T4">About 10 years ago the first serious tracing systems for Linux showed up:</text:span></text:p>
                <text:list>
                  <text:list-item>
                    <text:p><text:span text:style-name="T4">IBM's dprobes for dynamic tracing</text:span></text:p>
                  </text:list-item>
                  <text:list-item>
                    <text:p><text:span text:style-name="T4">The original LTT for static tracing</text:span></text:p>
                  </text:list-item>
                </text:list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3" draw:text-style-name="P6" draw:layer="layout" svg:width="25.191cm" svg:height="3.508cm" svg:x="1.3cm" svg:y="0cm" presentation:class="title" presentation:user-transformed="true">
          <draw:text-box>
            <text:p text:style-name="P1"><text:span text:style-name="T3">LTT / LTTng</text:span></text:p>
          </draw:text-box>
        </draw:frame>
        <draw:frame presentation:style-name="pr4" draw:text-style-name="P7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1"><text:span text:style-name="T4">LTT came from the embedded and realtime community</text:span></text:p>
                <text:list>
                  <text:list-item>
                    <text:p><text:span text:style-name="T4">Support tracing by adding static trace points to the kernel</text:span></text:p>
                  </text:list-item>
                </text:list>
              </text:list-item>
              <text:list-item>
                <text:p><text:span text:style-name="T4">After a major overhaul evolved into LTTng in 2005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3" draw:text-style-name="P6" draw:layer="layout" svg:width="25.191cm" svg:height="3.508cm" svg:x="1.3cm" svg:y="0cm" presentation:class="title" presentation:user-transformed="true">
          <draw:text-box>
            <text:p text:style-name="P1"><text:span text:style-name="T3">Dprobes</text:span></text:p>
          </draw:text-box>
        </draw:frame>
        <draw:frame presentation:style-name="pr4" draw:text-style-name="P7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1"><text:span text:style-name="T4">Adoption of the OS/2 tracing framework to Linux</text:span></text:p>
              </text:list-item>
              <text:list-item>
                <text:p text:style-name="P1"><text:span text:style-name="T4">For both kernel and userspace tracing</text:span></text:p>
              </text:list-item>
              <text:list-item>
                <text:p text:style-name="P1"><text:span text:style-name="T4">Uses a C-like scripting language to write probes</text:span></text:p>
                <text:list>
                  <text:list-item>
                    <text:p><text:span text:style-name="T4">Gets compiled to bytecode and interpreted by the kernel</text:span></text:p>
                  </text:list-item>
                  <text:list-item>
                    <text:p><text:span text:style-name="T4">Relatively unstructured, large amount of kernel code</text:span></text:p>
                  </text:list-item>
                </text:list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3" draw:text-style-name="P6" draw:layer="layout" svg:width="25.191cm" svg:height="3.508cm" svg:x="1.3cm" svg:y="0cm" presentation:class="title" presentation:user-transformed="true">
          <draw:text-box>
            <text:p text:style-name="P1"><text:span text:style-name="T3">Dprobes</text:span></text:p>
          </draw:text-box>
        </draw:frame>
        <draw:frame presentation:style-name="pr4" draw:text-style-name="P7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1"><text:span text:style-name="T4">The reception was rather luke warm:</text:span></text:p>
                <text:list>
                  <text:list-item>
                    <text:p><text:span text:style-name="T4">Linux favours incremental feature development</text:span></text:p>
                  </text:list-item>
                  <text:list-item>
                    <text:p><text:span text:style-name="T4">Still not many developers convinced of the advantages of tracing</text:span></text:p>
                  </text:list-item>
                  <text:list-item>
                    <text:p><text:span text:style-name="T4">Some influential developers did not like the byte code interpretation in kernel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3" draw:text-style-name="P6" draw:layer="layout" svg:width="25.191cm" svg:height="3.508cm" svg:x="1.3cm" svg:y="0cm" presentation:class="title" presentation:user-transformed="true">
          <draw:text-box>
            <text:p text:style-name="P1"><text:span text:style-name="T3">Kprobes</text:span></text:p>
          </draw:text-box>
        </draw:frame>
        <draw:frame presentation:style-name="pr4" draw:text-style-name="P7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1"><text:span text:style-name="T4">First attempt at modularizing dprobes in 2002</text:span></text:p>
              </text:list-item>
              <text:list-item>
                <text:p text:style-name="P1"><text:span text:style-name="T4">Simple kernel facility to execute code when the kernel execution hits breakpoints</text:span></text:p>
              </text:list-item>
              <text:list-item>
                <text:p><text:span text:style-name="T4">Kprobes got merged into the mainline kernel</text:span></text:p>
                <text:list>
                  <text:list-item>
                    <text:p><text:span text:style-name="T4">But almost no users (only tcp/dccp probes)</text:span></text:p>
                  </text:list-item>
                </text:list>
              </text:list-item>
              <text:list-item>
                <text:p><text:span text:style-name="T4">Most later tracing technologies build ontop of kprob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3" draw:text-style-name="P6" draw:layer="layout" svg:width="25.191cm" svg:height="3.508cm" svg:x="1.3cm" svg:y="0cm" presentation:class="title" presentation:user-transformed="true">
          <draw:text-box>
            <text:p text:style-name="P1"><text:span text:style-name="T3">Systemtap</text:span></text:p>
          </draw:text-box>
        </draw:frame>
        <draw:frame presentation:style-name="pr4" draw:text-style-name="P7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1"><text:span text:style-name="T4">A project for scripted dynamic tracing</text:span></text:p>
                <text:list>
                  <text:list-item>
                    <text:p><text:span text:style-name="T4">Started in 2005</text:span></text:p>
                  </text:list-item>
                </text:list>
              </text:list-item>
              <text:list-item>
                <text:p><text:span text:style-name="T4">Compiles scripts into kernel modules (C code)</text:span></text:p>
                <text:list>
                  <text:list-item>
                    <text:p><text:span text:style-name="T4">Has all problems of external kernel modules</text:span></text:p>
                  </text:list-item>
                </text:list>
              </text:list-item>
              <text:list-item>
                <text:p><text:span text:style-name="T4">Relies heavily on debug information</text:span></text:p>
                <text:list>
                  <text:list-item>
                    <text:p><text:span text:style-name="T4">Allows for very flexible instrumentation</text:span></text:p>
                  </text:list-item>
                  <text:list-item>
                    <text:p><text:span text:style-name="T4">Which require a lot of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3" draw:text-style-name="P6" draw:layer="layout" svg:width="25.191cm" svg:height="3.508cm" svg:x="1.3cm" svg:y="0cm" presentation:class="title" presentation:user-transformed="true">
          <draw:text-box>
            <text:p text:style-name="P1"><text:span text:style-name="T3">Ftrace</text:span><text:span text:style-name="T3"><text:tab/></text:span></text:p>
          </draw:text-box>
        </draw:frame>
        <draw:frame presentation:style-name="pr4" draw:text-style-name="P7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1"><text:span text:style-name="T4">Appeared on the scene in 2008</text:span></text:p>
                <text:list>
                  <text:list-item>
                    <text:p><text:span text:style-name="T4">Initially started out as a latency tracer for real time linux</text:span></text:p>
                  </text:list-item>
                  <text:list-item>
                    <text:p><text:span text:style-name="T4">Incorporated a ring-buffer from an earlier simple tracer from Steve Rosted</text:span></text:p>
                  </text:list-item>
                </text:list>
              </text:list-item>
              <text:list-item>
                <text:p><text:span text:style-name="T4">Ftrace now is a framework for different tracers:</text:span></text:p>
                <text:list>
                  <text:list-item>
                    <text:p><text:span text:style-name="T4">Function tracer, function graph tracers, 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3" draw:text-style-name="P6" draw:layer="layout" svg:width="25.191cm" svg:height="3.508cm" svg:x="1.3cm" svg:y="0cm" presentation:class="title" presentation:user-transformed="true">
          <draw:text-box>
            <text:p text:style-name="P1"><text:span text:style-name="T3">Ftrace event tracer</text:span><text:span text:style-name="T3"><text:tab/></text:span></text:p>
          </draw:text-box>
        </draw:frame>
        <draw:frame presentation:style-name="pr4" draw:text-style-name="P7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1"><text:span text:style-name="T4">In 2009 a new ftrace EVENT tracer appeared</text:span></text:p>
                <text:list>
                  <text:list-item>
                    <text:p><text:span text:style-name="T4">Allows to embedd static tracepoints into the kernel source</text:span></text:p>
                  </text:list-item>
                  <text:list-item>
                    <text:p><text:span text:style-name="T4">Very similar model to LTT/LTTng</text:span></text:p>
                  </text:list-item>
                  <text:list-item>
                    <text:p><text:span text:style-name="T4">Nicer kernel instrumentation</text:span></text:p>
                  </text:list-item>
                  <text:list-item>
                    <text:p><text:span text:style-name="T4">Very simple ASCII interf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3" draw:text-style-name="P6" draw:layer="layout" svg:width="25.191cm" svg:height="3.508cm" svg:x="1.3cm" svg:y="0cm" presentation:class="title" presentation:user-transformed="true">
          <draw:text-box>
            <text:p text:style-name="P1"><text:span text:style-name="T3">State of the Union – Kernel tracing</text:span></text:p>
          </draw:text-box>
        </draw:frame>
        <draw:frame presentation:style-name="pr4" draw:text-style-name="P7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1"><text:span text:style-name="T4">Ftrace with various subtracers is in the kernel tree</text:span></text:p>
                <text:list>
                  <text:list-item>
                    <text:p><text:span text:style-name="T4">Used a lot by kernel developers</text:span></text:p>
                  </text:list-item>
                </text:list>
              </text:list-item>
              <text:list-item>
                <text:p text:style-name="P1"><text:span text:style-name="T4">LTTng is an out of tree kernel patch</text:span></text:p>
                <text:list>
                  <text:list-item>
                    <text:p><text:span text:style-name="T4">Used a lot by embedded Linux projects </text:span></text:p>
                  </text:list-item>
                </text:list>
              </text:list-item>
              <text:list-item>
                <text:p><text:span text:style-name="T4">Systemtap is an out of tree kernel module generator</text:span></text:p>
                <text:list>
                  <text:list-item>
                    <text:p><text:span text:style-name="T4">Used heavily by Red Hat and other Enterprise distribu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3" draw:text-style-name="P6" draw:layer="layout" svg:width="25.191cm" svg:height="3.508cm" svg:x="1.3cm" svg:y="0cm" presentation:class="title" presentation:user-transformed="true">
          <draw:text-box>
            <text:p text:style-name="P1"><text:span text:style-name="T3">Ftrace event tracer vs LTTng</text:span></text:p>
          </draw:text-box>
        </draw:frame>
        <draw:frame presentation:style-name="pr4" draw:text-style-name="P7" draw:layer="layout" svg:width="25.191cm" svg:height="14.829cm" svg:x="1.399cm" svg:y="4.915cm" presentation:class="outline" presentation:user-transformed="true">
          <draw:text-box>
            <text:list text:style-name="L2">
              <text:list-item>
                <text:p text:style-name="P1"><text:span text:style-name="T4">The Ftrace event tracer and LTTng provide the same high level functionality:</text:span></text:p>
                <text:list>
                  <text:list-item>
                    <text:p><text:span text:style-name="T4">Should be able to share the same in-kernel instrumentation (TRACE_EVENT)</text:span></text:p>
                  </text:list-item>
                  <text:list-item>
                    <text:p><text:span text:style-name="T4">Ftrace provides an easy to use text interface for developers – missing in LTTng</text:span></text:p>
                  </text:list-item>
                  <text:list-item>
                    <text:p><text:span text:style-name="T4">LTTng provides a mature binary interface for tracing tools – ftrace has a immature binary interface</text:span></text:p>
                  </text:list-item>
                </text:list>
              </text:list-item>
              <text:list-item>
                <text:p><text:span text:style-name="T4">The core ring buffer is implemented differently</text:span></text:p>
                <text:list>
                  <text:list-item>
                    <text:p><text:span text:style-name="T4">Ftrace uses one ring buffer for all trac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3" draw:text-style-name="P6" draw:layer="layout" svg:width="25.191cm" svg:height="3.508cm" svg:x="1.3cm" svg:y="0cm" presentation:class="title" presentation:user-transformed="true">
          <draw:text-box>
            <text:p text:style-name="P1"><text:span text:style-name="T3">Ftrace event tracer vs LTTng</text:span></text:p>
          </draw:text-box>
        </draw:frame>
        <draw:frame presentation:style-name="pr4" draw:text-style-name="P7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1"><text:span text:style-name="T4">Many kernel developers would like to see a combination of the ftrace even tracer and LTTng</text:span></text:p>
                <text:list>
                  <text:list-item>
                    <text:p><text:span text:style-name="T4">Use the TRACE_EVENT kernel instrumentation</text:span></text:p>
                  </text:list-item>
                  <text:list-item>
                    <text:p><text:span text:style-name="T4">Support the ftrace text output</text:span></text:p>
                  </text:list-item>
                  <text:list-item>
                    <text:p><text:span text:style-name="T4">Support the LTTng binary output and tools using it</text:span></text:p>
                  </text:list-item>
                </text:list>
              </text:list-item>
              <text:list-item>
                <text:p><text:span text:style-name="T4">Filtering features in the even tracer still need better user interfaces</text:span></text:p>
                <text:list>
                  <text:list-item>
                    <text:p><text:span text:style-name="T4">Something like the zedtrace perl interf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3" draw:text-style-name="P6" draw:layer="layout" svg:width="25.191cm" svg:height="3.508cm" svg:x="1.3cm" svg:y="0cm" presentation:class="title" presentation:user-transformed="true">
          <draw:text-box>
            <text:p text:style-name="P1"><text:span text:style-name="T3">Systemtap vs the rest</text:span></text:p>
          </draw:text-box>
        </draw:frame>
        <draw:frame presentation:style-name="pr4" draw:text-style-name="P7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1"><text:span text:style-name="T4">Does not integrate very well with the static tracers</text:span></text:p>
                <text:list>
                  <text:list-item>
                    <text:p><text:span text:style-name="T4">Can't be used to add events to the LTTng or ftrace ring buffers</text:span></text:p>
                  </text:list-item>
                  <text:list-item>
                    <text:p><text:span text:style-name="T4">Can use existing trace points and similar markers to probe at a specific pl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3" draw:text-style-name="P6" draw:layer="layout" svg:width="25.191cm" svg:height="3.508cm" svg:x="1.3cm" svg:y="0cm" presentation:class="title" presentation:user-transformed="true">
          <draw:text-box>
            <text:p text:style-name="P1"><text:span text:style-name="T3">Userspace tracing</text:span></text:p>
          </draw:text-box>
        </draw:frame>
        <draw:frame presentation:style-name="pr4" draw:text-style-name="P7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1"><text:span text:style-name="T4">Always under-represented</text:span></text:p>
                <text:list>
                  <text:list-item>
                    <text:p><text:span text:style-name="T4">Kernel hackers first care for kernel tracing :)</text:span></text:p>
                  </text:list-item>
                </text:list>
              </text:list-item>
              <text:list-item>
                <text:p><text:span text:style-name="T4">Both dprobes and LTT also supporte some sort of user tracing</text:span></text:p>
              </text:list-item>
              <text:list-item>
                <text:p><text:span text:style-name="T4">LTT supported adding events from userspace via writing to a device file</text:span></text:p>
                <text:list>
                  <text:list-item>
                    <text:p><text:span text:style-name="T4">Very slow</text:span></text:p>
                  </text:list-item>
                  <text:list-item>
                    <text:p><text:span text:style-name="T4">Requires a lot support from the appl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3" draw:text-style-name="P6" draw:layer="layout" svg:width="25.191cm" svg:height="3.508cm" svg:x="1.3cm" svg:y="0cm" presentation:class="title" presentation:user-transformed="true">
          <draw:text-box>
            <text:p text:style-name="P1"><text:span text:style-name="T3">Userspace tracing – dprobes / uprobes</text:span></text:p>
          </draw:text-box>
        </draw:frame>
        <draw:frame presentation:style-name="pr4" draw:text-style-name="P7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><text:span text:style-name="T4">Dprobes used to support tracing user space applications</text:span></text:p>
                <text:list>
                  <text:list-item>
                    <text:p><text:span text:style-name="T4">The implementation was rather problematic</text:span></text:p>
                  </text:list-item>
                </text:list>
              </text:list-item>
              <text:list-item>
                <text:p><text:span text:style-name="T4">Got factored into uprobes later</text:span></text:p>
                <text:list>
                  <text:list-item>
                    <text:p><text:span text:style-name="T4">Kprobes like model</text:span></text:p>
                  </text:list-item>
                  <text:list-item>
                    <text:p><text:span text:style-name="T4">Used by Systemtap</text:span></text:p>
                  </text:list-item>
                  <text:list-item>
                    <text:p><text:span text:style-name="T4">No good direct kernel interf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3" draw:text-style-name="P6" draw:layer="layout" svg:width="25.191cm" svg:height="3.508cm" svg:x="1.3cm" svg:y="0cm" presentation:class="title" presentation:user-transformed="true">
          <draw:text-box>
            <text:p text:style-name="P1"><text:span text:style-name="T3">Userspace tracing – LTTng</text:span></text:p>
          </draw:text-box>
        </draw:frame>
        <draw:frame presentation:style-name="pr4" draw:text-style-name="P7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><text:span text:style-name="T4">There is a port of LTTng to userspace in progress</text:span></text:p>
                <text:list>
                  <text:list-header>
                    <text:p><text:span text:style-name="T4">Does not require any kernel suppor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3" draw:text-style-name="P6" draw:layer="layout" svg:width="25.191cm" svg:height="3.508cm" svg:x="1.3cm" svg:y="0cm" presentation:class="title" presentation:user-transformed="true">
          <draw:text-box>
            <text:p text:style-name="P1"><text:span text:style-name="T3">User space tracing – ptrace / utrace</text:span></text:p>
          </draw:text-box>
        </draw:frame>
        <draw:frame presentation:style-name="pr4" draw:text-style-name="P7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><text:span text:style-name="T4">Ptrace is the traditional Unix debug interface</text:span></text:p>
                <text:list>
                  <text:list-item>
                    <text:p><text:span text:style-name="T4">Not directly related to tracing despite the name</text:span></text:p>
                  </text:list-item>
                  <text:list-item>
                    <text:p><text:span text:style-name="T4">Very ugly interface</text:span></text:p>
                  </text:list-item>
                </text:list>
              </text:list-item>
              <text:list-item>
                <text:p><text:span text:style-name="T4">Utrace is a new core infrastructrure for per-process debuging</text:span></text:p>
                <text:list>
                  <text:list-item>
                    <text:p><text:span text:style-name="T4">Does not implement any tracing directly, but required for the systemtap userspace prob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office:forms form:automatic-focus="false" form:apply-design-mode="false"/>
        <draw:frame presentation:style-name="pr3" draw:text-style-name="P6" draw:layer="layout" svg:width="25.191cm" svg:height="3.508cm" svg:x="1.3cm" svg:y="0cm" presentation:class="title" presentation:user-transformed="true">
          <draw:text-box>
            <text:p text:style-name="P1"><text:span text:style-name="T3">User space tracing – gdb tracepoints</text:span></text:p>
          </draw:text-box>
        </draw:frame>
        <draw:frame presentation:style-name="pr4" draw:text-style-name="P7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><text:span text:style-name="T4">GDB does ptrace, so all this work will inherit the ptrace problems</text:span></text:p>
                <text:list>
                  <text:list-item>
                    <text:p><text:span text:style-name="T4">Can we help the GDB people with better kernel support for tracepoints?</text:span></text:p>
                  </text:list-item>
                  <text:list-item>
                    <text:p><text:span text:style-name="T4">How to replace ptrace as an interface for GDB? <text:s/>Frank's in-kernel gdbstub?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office:forms form:automatic-focus="false" form:apply-design-mode="false"/>
        <draw:frame presentation:style-name="pr3" draw:text-style-name="P6" draw:layer="layout" svg:width="25.191cm" svg:height="3.508cm" svg:x="1.3cm" svg:y="0cm" presentation:class="title">
          <draw:text-box>
            <text:p text:style-name="P1"><text:span text:style-name="T3">Questions?</text:span></text:p>
          </draw:text-box>
        </draw:frame>
        <draw:frame presentation:style-name="pr5" draw:text-style-name="P9" draw:layer="layout" svg:width="25.191cm" svg:height="2.001cm" svg:x="1.399cm" svg:y="17.004cm" presentation:class="outline" presentation:user-transformed="true">
          <draw:text-box>
            <text:list text:style-name="L2">
              <text:list-item>
                <text:p text:style-name="P1"><text:span text:style-name="T5">Thanks for your attention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background" xlink:href="Pictures/1000000000000640000004B0A80985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background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 draw:page-number="1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Glossy" style:page-layout-name="PM1" draw:style-name="Mdp1">
      <draw:frame presentation:style-name="Mpr1" draw:text-style-name="MP3" draw:layer="backgroundobjects" svg:width="25.191cm" svg:height="3.507cm" svg:x="1.3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1cm" svg:height="13.863cm" svg:x="1.399cm" svg:y="4.915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cm" svg:height="3.507cm" svg:x="1.399cm" svg:y="0.838cm" presentation:class="title" presentation:placeholder="true">
        <draw:text-box/>
      </draw:frame>
      <draw:frame presentation:style-name="Default-outline1" draw:layer="backgroundobjects" svg:width="25.19cm" svg:height="13.863cm" svg:x="1.399cm" svg:y="4.91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Christoph Hellwig</meta:initial-creator>
    <meta:creation-date>2008-11-05T11:19:20</meta:creation-date>
    <dc:date>2009-07-14T20:01:30</dc:date>
    <dc:language>fi-FI</dc:language>
    <meta:editing-cycles>82</meta:editing-cycles>
    <meta:editing-duration>PT31H59M36S</meta:editing-duration>
    <dc:creator>Christoph Hellwig</dc:creator>
    <meta:document-statistic meta:object-count="112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share/template/en-US/presnt/Glossy.otp" meta:date="2008-11-05T11:19:18"/>
  </office:meta>
</office:document-meta>
</file>